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8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Blumentha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2, 1892</text:p>
      <text:p text:style-name="P2">Month<text:tab/><text:tab/><text:tab/><text:tab/><text:tab/><text:tab/>March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JOSEPH BLUMENTHAL./</text:p>
      <text:p text:style-name="P6">President<text:span text:style-name="T2">./</text:span></text:p>
      <text:p text:style-name="P6"><text:span text:style-name="T2">151 EAST 73D STREET./</text:span></text:p>
      <text:p text:style-name="P7"><text:span text:style-name="T2">Jewish Theological Seminary Association./</text:span></text:p>
      <text:p text:style-name="P8"><text:span text:style-name="T2">New York, Mch 2nd 1892/</text:span></text:p>
      <text:p text:style-name="P6"><text:span text:style-name="T2">Dear Dr/</text:span></text:p>
      <text:p text:style-name="P6"><text:span text:style-name="T2"><text:tab/>Herewith Twenty Dolls--Ten/ for the boys, and Ten due to you--/ As to your lecture, do not let it worry/ you--on the 15th Dr H P. Mendes/ lectures, and we can get in this/ one left out by Dr Szold, at any/ time later on--I say this because/ I dislike to make you come over/ here, during this horrible weather, and/ have to stay over night, or still/ worse to go back late at night./ <text:s/>The enclosed just recd--will you/ kindly indicate how I shall answer/ it, or will you please do so, and/ send it to me &amp; I will enclose it/ with a word from me to Mr Kling/ It is encouraging to see that our young/ men will not lack opportunities--/ please do not delay it--/ 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34:49.78</meta:creation-date>
    <dc:date>2011-12-01T12:39:00.62</dc:date>
    <dc:creator>Penn Libraries</dc:creator>
    <meta:editing-duration>PT00H04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24" meta:character-count="2084"/>
  </office:meta>
</office:document-meta>
</file>